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725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99"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ext-properties fo:color="#0000ff" fo:font-size="14pt" style:font-size-asian="14pt" style:font-size-complex="14pt"/>
    </style:style>
    <style:style style:name="ce8" style:family="table-cell" style:parent-style-name="Default" style:data-style-name="N0">
      <style:text-properties fo:font-size="14pt" style:font-size-asian="14pt" style:font-size-complex="14pt"/>
    </style:style>
    <style:style style:name="ce9" style:family="table-cell" style:parent-style-name="Default" style:data-style-name="N0">
      <style:text-properties fo:color="#800080" fo:font-size="14pt" style:font-size-asian="14pt" style:font-size-complex="14pt"/>
    </style:style>
    <style:style style:name="ce10" style:family="table-cell" style:parent-style-name="Default" style:data-style-name="N0">
      <style:text-properties fo:color="#008000" fo:font-size="14pt" style:font-size-asian="14pt" style:font-size-complex="14pt"/>
    </style:style>
  </office:automatic-styles>
  <office:body>
    <office:spreadsheet>
      <table:calculation-settings table:case-sensitive="false" table:search-criteria-must-apply-to-whole-cell="false"/>
      <table:table table:name="task19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>
            <text:p>номер участника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статус</text:p>
          </table:table-cell>
          <table:table-cell table:style-name="ce4" office:value-type="string">
            <text:p>левая рука</text:p>
          </table:table-cell>
          <table:table-cell table:style-name="ce4" office:value-type="string">
            <text:p>правая рука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1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4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5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6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7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number-columns-repeated="2"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8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0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3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4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7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8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2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0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3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4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6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7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8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3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0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1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2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4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7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8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4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0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number-columns-repeated="2"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4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5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7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8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5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0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1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2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4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7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8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69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0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4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6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number-columns-repeated="2"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7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number-columns-repeated="2"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8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number-columns-repeated="2"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79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0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2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3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4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6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7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8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89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0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1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2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3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5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4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0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5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2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4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5">
            <text:p>5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6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3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7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1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number-columns-repeated="2" table:style-name="ce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6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7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8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89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1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2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3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4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5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6</text:p>
          </table:table-cell>
          <table:table-cell table:style-name="ce2" office:value-type="string">
            <text:p>муж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7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тудент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3">
            <text:p>6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8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999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пенсионер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участник 1000</text:p>
          </table:table-cell>
          <table:table-cell table:style-name="ce2" office:value-type="string">
            <text:p>жен</text:p>
          </table:table-cell>
          <table:table-cell table:style-name="ce2" office:value-type="string">
            <text:p>служащий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7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number-columns-repeated="1011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.03.2014</text:date>, <text:time>20:13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Microsoft Corporation</meta:initial-creator>
    <meta:creation-date>1996-10-08T23:32:33Z</meta:creation-date>
    <dc:date>2014-03-18T20:13:57.26</dc:date>
    <meta:editing-duration>PT49S</meta:editing-duration>
    <meta:editing-cycles>1</meta:editing-cycles>
    <meta:document-statistic meta:table-count="1" meta:cell-count="5005" meta:object-count="0"/>
  </office:meta>
</office:document-meta>
</file>